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9.998cm"/>
    </style:style>
    <style:style style:name="Tableau4.B" style:family="table-column">
      <style:table-column-properties style:column-width="7.015cm"/>
    </style:style>
    <style:style style:name="Tableau4.1" style:family="table-row">
      <style:table-row-properties style:min-row-height="2.487cm"/>
    </style:style>
    <style:style style:name="Tableau4.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Title">
      <style:text-properties style:font-name="arial"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1pt" officeooo:paragraph-rsid="000809b6" style:font-size-asian="11pt" style:font-size-complex="11pt"/>
    </style:style>
    <style:style style:name="P5" style:family="paragraph" style:parent-style-name="Standard">
      <style:text-properties style:font-name="arial" fo:font-size="11pt" officeooo:paragraph-rsid="000809b6" style:font-size-asian="11pt" style:font-size-complex="11pt"/>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809b6" style:font-size-asian="10pt" style:font-size-complex="10pt"/>
    </style:style>
    <style:style style:name="P7" style:family="paragraph" style:parent-style-name="UrbanBody">
      <style:text-properties style:font-name="arial" fo:font-size="11pt" style:font-size-asian="11pt" style:font-size-complex="11pt"/>
    </style:style>
    <style:style style:name="P8" style:family="paragraph" style:parent-style-name="UrbanBody" style:list-style-name="L1">
      <style:text-properties style:font-name="arial" fo:font-size="11pt" style:font-size-asian="11pt" style:font-size-complex="11pt"/>
    </style:style>
    <style:style style:name="P9" style:family="paragraph" style:parent-style-name="UrbanBody" style:list-style-name="L3">
      <style:text-properties style:font-name="arial" fo:font-size="11pt" style:font-size-asian="11pt" style:font-size-complex="11pt"/>
    </style:style>
    <style:style style:name="P10" style:family="paragraph" style:parent-style-name="UrbanBody">
      <style:text-properties style:font-name="arial" fo:font-size="11pt" fo:font-weight="bold" style:font-size-asian="11pt" style:font-weight-asian="bold" style:font-size-complex="11pt" style:font-weight-complex="bold"/>
    </style:style>
    <style:style style:name="P11" style:family="paragraph" style:parent-style-name="UrbanBody">
      <style:text-properties style:font-name="arial" fo:font-size="11pt" style:text-underline-style="none" style:font-size-asian="11pt" style:font-size-complex="11pt"/>
    </style:style>
    <style:style style:name="P12" style:family="paragraph" style:parent-style-name="UrbanBody">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UrbanTable">
      <style:text-properties style:font-name="arial" fo:font-size="11pt" style:font-size-asian="11pt" style:font-size-complex="11pt"/>
    </style:style>
    <style:style style:name="P14" style:family="paragraph" style:parent-style-name="UrbanTable" style:list-style-name="L2">
      <style:text-properties style:font-name="arial" fo:font-size="11pt" style:font-size-asian="11pt" style:font-size-complex="11pt"/>
    </style:style>
    <style:style style:name="P15" style:family="paragraph" style:parent-style-name="UrbanTable">
      <style:paragraph-properties fo:text-align="start" style:justify-single-word="false"/>
      <style:text-properties style:font-name="arial" fo:font-size="11pt" style:font-size-asian="11pt" style:font-size-complex="11pt"/>
    </style:style>
    <style:style style:name="P16" style:family="paragraph" style:parent-style-name="UrbanTable" style:list-style-name="L4">
      <style:text-properties style:font-name="arial" fo:font-size="11pt" style:font-size-asian="11pt" style:font-size-complex="11pt"/>
    </style:style>
    <style:style style:name="P17" style:family="paragraph" style:parent-style-name="UrbanTitle3">
      <style:text-properties style:font-name="arial" fo:font-size="11pt" style:font-size-asian="11pt" style:font-size-complex="11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12"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fo:font-size="12pt" style:font-size-asian="12pt" style:font-size-complex="12pt"/>
    </style:style>
    <style:style style:name="T1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7" style:family="text">
      <style:text-properties style:font-name="arial" fo:letter-spacing="normal" fo:language="fr" fo:country="FR" fo:font-style="normal" fo:font-weight="normal" officeooo:rsid="0084aa93" style:font-style-asian="normal" style:font-weight-asian="normal" style:font-name-complex="Calibri" style:font-style-complex="normal" style:font-weight-complex="normal"/>
    </style:style>
    <style:style style:name="T18" style:family="text">
      <style:text-properties style:font-name="arial" fo:font-style="normal" fo:font-weight="normal" officeooo:rsid="0084aa93" style:font-style-asian="normal" style:font-weight-asian="normal" style:font-name-complex="Arial" style:font-style-complex="italic" style:font-weight-complex="normal"/>
    </style:style>
    <style:style style:name="T1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table:style-name="Tableau4.A1" office:value-type="string">
            <text:p text:style-name="P4"><office:annotation><dc:creator>Gauthier Bastien</dc:creator><dc:date>2011-01-13T14:56:41</dc:date><text:p text:style-name="P18"><text:span text:style-name="T21">do text</text:span></text:p><text:p text:style-name="P18"><text:span text:style-name="T21">from document(at=header, format='odt')</text:span></text:p></office:annotation><text:span text:style-name="T4">Import depuis header.odt</text:span></text:p>
          </table:table-cell>
          <table:table-cell table:style-name="Tableau4.A1" office:value-type="string">
            <text:p text:style-name="P6"><text:span text:style-name="Police_20_par_20_défaut"><text:span text:style-name="T9"><text:text-input text:description="">tool.getCityName()</text:text-input></text:span></text:span><text:span text:style-name="T10">, le </text:span><text:span text:style-name="T10"><text:text-input text:description="">licence_view.format_date()</text:text-input></text:span></text:p>
            <text:p text:style-name="P5"><text:span text:style-name="T2"><office:annotation><dc:creator>sde </dc:creator><dc:date>2011-07-27T10:01:44</dc:date><text:p text:style-name="P18"><text:span text:style-name="T19">do text if not len(self.getNotaryContact()) &gt; 1</text:span></text:p><text:p text:style-name="P18"><text:span text:style-name="T20">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5"><office:annotation><dc:creator>sde </dc:creator><dc:date>2011-07-27T10:01:59</dc:date><text:p text:style-name="P18"><text:span text:style-name="T19">do text if len(self.getNotaryContact()) &gt; 1</text:span></text:p></office:annotation></text:span><text:span text:style-name="T5">&lt;%Titre%&gt; &lt;%Nom%&gt; &lt;%Prenom%&gt;<text:line-break/>&lt;%AdresseLigne1%&gt;<text:line-break/>&lt;%AdresseLigne2%&gt;</text:span></text:p>
          </table:table-cell>
        </table:table-row>
      </table:table>
      <text:p text:style-name="P5"/>
      <text:p text:style-name="P7"/>
      <text:p text:style-name="P3">CERTIFICAT D'URBANISME N° 1</text:p>
      <text:p text:style-name="P7"/>
      <text:p text:style-name="P7"><office:annotation><dc:creator>sde </dc:creator><dc:date>2011-07-27T10:02:17</dc:date><text:p text:style-name="P18"><text:span text:style-name="T19">do text</text:span></text:p><text:p text:style-name="P18"><text:span text:style-name="T20">from document(at=reference, format='odt')</text:span></text:p></office:annotation>Import depuis reference.odt</text:p>
      <text:p text:style-name="P7"/>
      <text:p text:style-name="P10">Vos références : <text:span text:style-name="T8"><text:text-input text:description="Evénement-Décision">self.getValueForTemplate('receivedDocumentReference', obj=self.getLastDeposit())</text:text-input></text:span></text:p>
      <text:p text:style-name="P7"><office:annotation><dc:creator>Gauthier Bastien</dc:creator><dc:date>2011-02-16T16:12:24</dc:date><text:p text:style-name="P18"><text:span text:style-name="T25">do text if len(self.getNotaryContact()) &gt; 1</text:span></text:p></office:annotation><text:span text:style-name="T7">Demandeurs :</text:span> <text:text-input text:description="Demandeurs">self.getApplicants() and self.getApplicantsSignaletic() or self.getNotariesSignaletic()</text:text-input></text:p>
      <text:p text:style-name="P7"><office:annotation><dc:creator>Gauthier Bastien</dc:creator><dc:date>2011-02-16T16:13:21</dc:date><text:p text:style-name="P18"><text:span text:style-name="T24">do text if not len(self.getNotaryContact()) &gt; 1</text:span></text:p></office:annotation><text:span text:style-name="T7">Demandeur :</text:span> <text:s/><text:text-input text:description="Demandeurs">self.getApplicants() and self.getApplicantsSignaletic() or self.getNotariesSignaletic()</text:text-input></text:p>
      <text:p text:style-name="P7"><text:span text:style-name="T7">Objet :</text:span> Certificat d'urbanisme n°1 (<text:text-input text:description="Objet">self.getLicenceSubject()</text:text-input>)</text:p>
      <text:p text:style-name="P7"><text:span text:style-name="T7">Situation : </text:span><text:text-input text:description="Situation des travaux">self.getWorkLocationSignaletic()</text:text-input></text:p>
      <text:p text:style-name="P7"><text:span text:style-name="T7">Référence cadastrale :</text:span> <text:text-input text:description="Bien-Parcelles">self.getPortionOutsText()</text:text-input></text:p>
      <text:p text:style-name="P7"/>
      <text:p text:style-name="P7"><office:annotation><dc:creator>Gauthier Bastien</dc:creator><dc:date>2011-02-21T09:23:46</dc:date><text:p text:style-name="P18"><text:span text:style-name="T20">do text if not len(self.getNotaryContact()) &gt; 1</text:span></text:p></office:annotation><text:text-input text:description="Notaire-Titre">self.getValueForTemplate('personTitle', obj=self.getNotaryContact()[0])</text:text-input>,</text:p>
      <text:p text:style-name="P7"><office:annotation><dc:creator>Gauthier Bastien</dc:creator><dc:date>2011-02-21T09:23:46</dc:date><text:p text:style-name="P18"><text:span text:style-name="T20">do text if len(self.getNotaryContact()) &gt; 1</text:span></text:p></office:annotation><text:span text:style-name="T1">&lt;%Titre%&gt;</text:span>,</text:p>
      <text:p text:style-name="P7"/>
      <text:p text:style-name="P7">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P7">nous avons l'honneur de vous adresser ci-après les informations visées à l'article 150 bis, §1er du Code wallon de l'Aménagement du Territoire, de l'Urbanisme et du Patrimoine:</text:p>
      <text:p text:style-name="P7"/>
      <text:list xml:id="list3145583867" text:style-name="L1">
        <text:list-item>
          <text:p text:style-name="P8">Le bien en cause :</text:p>
        </text:list-item>
      </text:list>
      <table:table table:name="Tableau1" table:style-name="Tableau1">
        <table:table-column table:style-name="Tableau1.A"/>
        <table:table-column table:style-name="Tableau1.B"/>
        <table:table-row>
          <table:table-cell table:style-name="Tableau1.A1" office:value-type="string">
            <text:list xml:id="list1467406787" text:style-name="L2">
              <text:list-item>
                <text:p text:style-name="P14"><office:annotation><dc:creator>Gauthier Bastien</dc:creator><dc:date>2011-01-03T12:18:15</dc:date><text:p text:style-name="P18"><text:span text:style-name="T22">do row for elt in self.getSpecificFeaturesForTemplate()</text:span></text:p></office:annotation></text:p>
              </text:list-item>
            </text:list>
          </table:table-cell>
          <table:table-cell table:style-name="Tableau1.A1" office:value-type="string">
            <text:p text:style-name="P13"><office:annotation><dc:creator>Gauthier Bastien</dc:creator><dc:date>2011-01-03T12:39:14</dc:date><text:p text:style-name="P18"><text:span text:style-name="T22">do text</text:span></text:p><text:p text:style-name="P18"><text:span text:style-name="T22">from xhtml(elt)</text:span></text:p></office:annotation>elt.Description</text:p>
          </table:table-cell>
        </table:table-row>
      </table:table>
      <text:p text:style-name="P7"/>
      <text:p text:style-name="P7">(1) Biffer ou effacer les mentions inutiles.</text:p>
      <text:p text:style-name="P7"/>
      <text:p text:style-name="P7">Pour votre information, vous trouverez ci-dessous la liste des impétrants auprès desquels vous pourrez obtenir toutes les informations nécessaires.</text:p>
      <text:p text:style-name="P7"/>
      <table:table table:name="Tableau3" table:style-name="Tableau3">
        <table:table-column table:style-name="Tableau3.A"/>
        <table:table-row>
          <table:table-cell table:style-name="Tableau3.A1" office:value-type="string">
            <text:p text:style-name="P15"><office:annotation><dc:creator>Gauthier Bastien</dc:creator><dc:date>2011-01-03T12:18:15</dc:date><text:p text:style-name="P18"><text:span text:style-name="T22">do row for elt in self.getOpinionsToAskForWorks(theObjects=True)</text:span></text:p></office:annotation><text:span text:style-name="T7"><text:text-input text:description="Titre de l'avis">elt.Title()</text:text-input></text:span></text:p>
            <text:p text:style-name="P15"><office:annotation><dc:creator>Gauthier Bastien</dc:creator><dc:date>2012-01-05T14:14:03</dc:date><text:p text:style-name="P18"><text:span text:style-name="T23">do text</text:span></text:p><text:p text:style-name="P18"><text:span text:style-name="T23">from xhtml(elt.Description())</text:span></text:p></office:annotation>Description</text:p>
          </table:table-cell>
        </table:table-row>
      </table:table>
      <text:p text:style-name="P7"/>
      <text:p text:style-name="P11"/>
      <text:p text:style-name="P12">Divers : Le bien :</text:p>
      <text:p text:style-name="P7"/>
      <text:list xml:id="list2179399257" text:style-name="L3">
        <text:list-item>
          <text:p text:style-name="P9">Le bien en cause :</text:p>
        </text:list-item>
      </text:list>
      <table:table table:name="Tableau2" table:style-name="Tableau2">
        <table:table-column table:style-name="Tableau2.A"/>
        <table:table-column table:style-name="Tableau2.B"/>
        <text:soft-page-break/>
        <table:table-row>
          <table:table-cell table:style-name="Tableau2.A1" office:value-type="string">
            <text:list xml:id="list1922595702" text:style-name="L4">
              <text:list-item>
                <text:p text:style-name="P16"><office:annotation><dc:creator>Gauthier Bastien</dc:creator><dc:date>2011-01-03T12:18:15</dc:date><text:p text:style-name="P18"><text:span text:style-name="T22">do row for elt in self.getSpecificFeaturesForTemplate(where=['township'])</text:span></text:p></office:annotation></text:p>
              </text:list-item>
            </text:list>
          </table:table-cell>
          <table:table-cell table:style-name="Tableau2.A1" office:value-type="string">
            <text:p text:style-name="P13"><office:annotation><dc:creator>Gauthier Bastien</dc:creator><dc:date>2011-01-03T12:39:14</dc:date><text:p text:style-name="P18"><text:span text:style-name="T19">do text</text:span></text:p><text:p text:style-name="P18"><text:span text:style-name="T19">from xhtml(elt)</text:span></text:p></office:annotation>elt.Description</text:p>
          </table:table-cell>
        </table:table-row>
      </table:table>
      <text:p text:style-name="P7"/>
      <text:p text:style-name="P7">(1) Biffer ou effacer les mentions inutiles.</text:p>
      <text:p text:style-name="P7"/>
      <text:p text:style-name="P17">Observations</text:p>
      <text:p text:style-name="P7"><text:s/></text:p>
      <text:p text:style-name="P7">1. Les <text:s/>informations et prescriptions contenues dans le présent certificat d'urbanisme ne restent valables que pour autant que la situation de droit ou de fait du bien en cause ne soit pas modifiée.</text:p>
      <text:p text:style-name="P7">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7"/>
      <text:p text:style-name="P7"/>
      <text:p text:style-name="P7"><office:annotation><dc:creator>Gauthier Bastien</dc:creator><dc:date>2011-02-21T09:23:46</dc:date><text:p text:style-name="P18"><text:span text:style-name="T20">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7"><office:annotation><dc:creator>Gauthier Bastien</dc:creator><dc:date>2011-02-21T09:23:46</dc:date><text:p text:style-name="P18"><text:span text:style-name="T20">do text if len(self.getNotaryContact()) &gt; 1</text:span></text:p></office:annotation>Demeurant à votre disposition, nous vous prions d'agréer, <text:span text:style-name="T1">&lt;%Titre%&gt;</text:span>, nos salutations distinguées.</text:p>
      <text:p text:style-name="P7"/>
      <text:p text:style-name="P7"/>
      <text:p text:style-name="P7"><text:span text:style-name="T3"><office:annotation><dc:creator>sde </dc:creator><dc:date>2011-07-27T10:02:32</dc:date><text:p text:style-name="P18"><text:span text:style-name="T19">do text</text:span></text:p><text:p text:style-name="P18"><text:span text:style-name="T20">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1:16:10.797929894</dc:date>
    <meta:editing-duration>PT13H48M12S</meta:editing-duration>
    <meta:editing-cycles>80</meta:editing-cycles>
    <meta:generator>LibreOffice/6.3.5.2$Linux_X86_64 LibreOffice_project/30$Build-2</meta:generator>
    <meta:document-statistic meta:table-count="4" meta:image-count="0" meta:object-count="0" meta:page-count="2" meta:paragraph-count="36" meta:word-count="340" meta:character-count="2587" meta:non-whitespace-character-count="2315"/>
  </office:meta>
</office:document-meta>
</file>